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edorovsk Unicode" svg:font-family="'Fedorovsk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rmologion Ucs" svg:font-family="'Irmologion Uc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justify" style:justify-single-word="false" fo:orphans="0" fo:widows="0" style:vertical-align="top" style:snap-to-layout-grid="false"/>
      <style:text-properties style:font-name="Fedorovsk Unicode" fo:language="cu" fo:country="RU" officeooo:paragraph-rsid="00151a70"/>
    </style:style>
    <style:style style:name="P2" style:family="paragraph" style:parent-style-name="Standard">
      <style:paragraph-properties fo:line-height="100%" fo:text-align="justify" style:justify-single-word="false" fo:orphans="0" fo:widows="0" style:vertical-align="top" style:snap-to-layout-grid="false">
        <style:tab-stops>
          <style:tab-stop style:position="3.7409in"/>
        </style:tab-stops>
      </style:paragraph-properties>
      <style:text-properties style:font-name="Fedorovsk Unicode" fo:language="cu" fo:country="RU" officeooo:paragraph-rsid="00151a70"/>
    </style:style>
    <style:style style:name="P3" style:family="paragraph" style:parent-style-name="Standard">
      <style:paragraph-properties fo:line-height="100%" fo:text-align="center" style:justify-single-word="false" fo:orphans="0" fo:widows="0" style:vertical-align="top" style:snap-to-layout-grid="false"/>
      <style:text-properties style:font-name="Fedorovsk Unicode" fo:language="cu" fo:country="RU" officeooo:paragraph-rsid="00151a70"/>
    </style:style>
    <style:style style:name="T1" style:family="text">
      <style:text-properties fo:color="#ff0000" fo:font-size="26pt" style:letter-kerning="true" style:font-name-asian="Times New Roman" style:font-size-asian="26pt" style:language-asian="ru" style:country-asian="RU" style:font-name-complex="Irmologion Ucs" style:font-size-complex="26pt"/>
    </style:style>
    <style:style style:name="T2" style:family="text">
      <style:text-properties fo:color="#ff0000" fo:font-size="26pt" officeooo:rsid="00151a70" style:letter-kerning="true" style:font-name-asian="Times New Roman" style:font-size-asian="26pt" style:language-asian="ru" style:country-asian="RU" style:font-name-complex="Irmologion Ucs" style:font-size-complex="26pt"/>
    </style:style>
    <style:style style:name="T3" style:family="text">
      <style:text-properties fo:font-size="26pt" style:letter-kerning="true" style:font-name-asian="Times New Roman" style:font-size-asian="26pt" style:language-asian="ru" style:country-asian="RU" style:font-name-complex="Irmologion Ucs" style:font-size-complex="2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ДѢѦ́НЇѦ</text:span><text:span text:style-name="T1"> СТ҃Ы́ХЪ А҆Пⷭ҇ЛЪ СПИ́САНА</text:span></text:p>
      <text:p text:style-name="P3"><text:span text:style-name="T1">ст҃ы́мъ а҆пⷭ҇ломъ и҆ є҆ѵⷢ҇али́стомъ лꙋко́ю</text:span></text:p>
      <text:p text:style-name="P1"><text:span text:style-name="T1">во ст҃ꙋ́ю, и҆ вели́кꙋю нлⷣю па́схи.</text:span></text:p>
      <text:p text:style-name="P1"><text:span text:style-name="T1">и҆ на вознесе́нїе гдⷭ҇не.</text:span></text:p>
      <text:p text:style-name="P1"><text:span text:style-name="T1">заⷱ҇, а҃.</text:span><text:span text:style-name="T3"> </text:span><text:span text:style-name="T1">П</text:span><text:span text:style-name="T3">е́рвое ᲂу҆́бѡ сло́во сотвори́хъ ѡ҆ всѣ́хъ ѽ ѳео́ѳиле, ѡ҆ ни́хже нача́тъ і҆с҃ъ, твори́ти же и҆ ᲂу҆чи́ти, до него́же днѐ, заповѣ́давъ а҆пⷭ҇ломъ дх҃омъ ст҃ы́мъ, и҆́хже и҆збра̀ вознесе́сѧ. [а҃] Пред̾ ни́ми же и҆ поста́ви себѣ̀ жи́ва по страда́нїи свое́мъ, во мно́зѣхъ и҆́стинныхъ зна́менїихъ, де́ньми четы́ридесѧтьми ꙗ҆влѧ́ѧсѧ и҆́мъ и҆ гл҃ѧ, ꙗ҆́же ѡ҆ црⷭ҇твїи бж҃їи. с̾ ни́ми же и҆ ꙗ҆ды́и, повелѣва́ше и҆́мъ ѿ і҆єросали́ма не ѿлꙋча́тисѧ, но жда́ти ѡ҆бѣтова́нїе ѻ҆́ч҃ее, є҆́же слы́шасте ѿ менѐ, ꙗ҆́кѡ і҆ѡа́ннъ ᲂу҆́бѡ крⷭ҇ти́лъ є҆́сть водо́ю, вы́же и҆́мате крⷭ҇ти́тисѧ дх҃омъ ст҃ы́мъ, не по мно́зѣхъ си́хъ дне́хъ. ѻ҆ни́же ᲂу҆́бѡ сше́дшесѧ, вопроша́хꙋ є҆гѡ̀ гл҃юще, гдⷭ҇и, а҆́ще в̾ лѣ́то сѐ ᲂу҆страѧ́еши црⷭ҇твїе і҆и҃лево; рече́ же к̾ ни́мъ, нѣ́сть ва́ше разꙋмѣ́ти времена̀ и҆ лѣ́та, ꙗ҆́же ѻ҆ц҃ъ положѝ свое́ю ѻ҆́бластїю. но прїи́мете си́лꙋ наше́дшꙋ ст҃о́мꙋ дх҃ꙋ на вы̀, и҆ бꙋ́дете мѝ свидѣ́теле, во і҆єросали́мѣ же, и҆ во все́й і҆ꙋде́и и҆ самарі́и, и҆ да́же до послѣ́днихъ землѝ. </text:span><text:span text:style-name="T1">коне́цъ, па́сцѣ. чтѝ вознесе́нїю. И҆</text:span><text:span text:style-name="T3"> сїѧ̀ ре́къ, зрѧ́щемъ </text:span><text:soft-page-break/><text:span text:style-name="T3">и҆́мъ, взѧ́тсѧ, и҆ ѻ҆́блакъ подъѧ́тъ є҆гѡ̀ ѿ ѻ҆́чїю и҆́хъ. и҆ ꙗ҆́кѡ взира́юще бѧ́хꙋ на́ нб҃о и҆дꙋ́щꙋ є҆мꙋ̀, и҆ сѐ мꙋ́жа два̀ ста́ста пред̾ ни́ми во ѡ҆де́жди бѣлѣ̀, ꙗ҆́же и҆ реко́ста, мꙋ́жїе галиле́йстїи что̀ стоитѐ зрѧ́ще на́ нб҃о; сѐ і҆с҃ъ, вознесы́исѧ ѿ ва́съ на́ нб҃о, та́кожде прїи́детъ, и҆́мже ѻ҆́бразомъ ви́дѣсте є҆гѡ̀ и҆дꙋ́ща на́ нб҃о.</text:span></text:p>
      <text:p text:style-name="P1"><text:span text:style-name="T1">в̾ понедѣ́льникъ, свѣ́тлыѧ нлⷣи.</text:span></text:p>
      <text:p text:style-name="P1"><text:span text:style-name="T1">во́дни ѻ҆́ны, воз̾врати́шасѧ а҆пⷭ҇ли ꙳</text:span></text:p>
      <text:p text:style-name="P2"><text:span text:style-name="T1">заⷱ҇, в҃.</text:span><text:span text:style-name="T3"> </text:span><text:span text:style-name="T1">Т</text:span><text:span text:style-name="T3">огда̀ воз̾врати́шасѧ </text:span><text:span text:style-name="T1">꙳</text:span><text:span text:style-name="T3"> во і҆єрⷭ҇ли́мъ ѿ горы̀ нарица́емыѧ є҆леѡ́нъ, ꙗ҆́же є҆́сть бли́зъ і҆єрⷭ҇ли́ма. сꙋбо́тѣ и҆мꙋ́щи пꙋ́ть. </text:span><text:span text:style-name="T1">коне́цъ, вознесе́нїю. И҆</text:span><text:span text:style-name="T3"> є҆гда̀ внидо́ша, взыдо́ша на го́рницꙋ, и҆дѣ́же бѧ́хꙋ пребыва́юще. пе́тръ же, и҆ і҆а́кѡвъ и҆ і҆ѡа́ннъ, и҆ а҆ндре́й и҆ фїли́ппъ и҆ ѳѡма̀. варфоломе́й, и҆ матѳе́й, и҆ і҆а́кѡвъ а҆лѳе́ѡвъ, и҆ си́мѡнъ ѕило́тъ, и҆ і҆ꙋ́да і҆а́кѡвль, сі́и всѝ бѧ́хꙋ терпѧ́ще є҆динодꙋ́шно мл҃твою и҆ моле́нїемъ, съ жена́ми, и҆ мр҃і́ею мт҃рїю і҆с҃овою и҆ с̾ бра́тїею є҆гѡ̀. [в҃] </text:span><text:span text:style-name="T1">И҆</text:span><text:span text:style-name="T3"> во́дни сїѧ̀, воста́въ пе́тръ посредѣ̀ ᲂу҆чени́къ, и҆ речѐ, бѣ́же наро́дъ и҆мени́тыхъ вкꙋ́пѣ, ꙗ҆́кѡ сто̀ и҆ два́десѧте. мꙋ́жїе бра́тїѧ, подоба́ше сконча́тисѧ писа́нїю семꙋ̀, є҆́же пре́же речѐ дх҃ъ ст҃ы́и ᲂу҆сты̀ дв҃довы ѡ҆ і҆ꙋ́дѣ, бы́вшемъ вождѝ, є҆́мшимъ і҆с҃а, ꙗ҆́кѡ </text:span><text:soft-page-break/><text:span text:style-name="T3">причте́нъ бѣ̀ с̾ на́ми, и҆ доше́лъ бѣ̀ є҆мꙋ̀ рѧ́дъ слꙋ́жбы сеѧ̀. </text:span><text:span text:style-name="T1">престꙋпѝ, пнⷣе. С</text:span><text:span text:style-name="T3">е́й ᲂу҆́бѡ стѧжа̀ село̀ ѿ мзды̀ непра́ведныѧ. и҆ ни́цъ бы́въ, просѣ́десѧ посредѣ̀ и҆ и҆злїѧ́сѧ всѧ̀ ᲂу҆тро́ба є҆гѡ̀. и҆ разꙋ́мнѡ бы́сть всѣ́мъ живꙋ́щимъ во і҆єрⷭ҇ли́мѣ, ꙗ҆́кѡ нарещи́сѧ селꙋ̀ томꙋ̀ свои́мъ и҆́хъ ꙗ҆зы́комъ а҆келда́ма, є҆́же є҆́сть село̀ кро́ве. пи́шетъ бо в̾ кни́зѣ ѱало́мстѣй, да бꙋ́детъ дво́ръ є҆гѡ̀ пꙋ́стъ, и҆ небꙋ́детъ живѧ́и в̾ не́мъ. и҆ є҆пкⷭ҇пство є҆гѡ̀ преи́метъ и҆́нъ. </text:span><text:span text:style-name="T1">чтѝ, пнⷣе. П</text:span><text:span text:style-name="T3">одоба́етъ ᲂу҆́бѡ сше́дшимсѧ с̾ на́ми мꙋже́мъ, во всѧ́ко лѣ́то, в̾ не́же вни́де и҆ и҆зы́де в̾ на́съ гдⷭ҇ь і҆с҃ъ, наче́нъ ѿ кр҃ще́нїѧ і҆ѡа́ннова, до него́же днѐ вознесе́сѧ на́ нб҃о ѿ на́съ, свидѣ́телѧ воскрⷭ҇нїю є҆гѡ̀ бы́ти с̾ на́ми є҆ди́номꙋ ѿ си́хъ. </text:span><text:span text:style-name="T1">[а҃]</text:span><text:span text:style-name="T3"> и҆ поста́виша два̀, і҆ѡсі́ю, нарица́емаго варса́вꙋ, и҆́же нарече́нъ бы́сть і҆ꙋ́стъ, и҆ матѳе́ѧ. и҆ помоли́вшесѧ рѣ́ша, ты̀ гдⷭ҇и срⷣцевѣ́дче всѣ́хъ, покажѝ є҆го́же и҆збра̀ ѿ сею̀ ѡ҆бою̀ є҆ди́наго прїѧ́ти приче́тъ слꙋже́нїѧ сегѡ̀ и҆ посла́нїѧ, и҆з̾ него́же и҆спадѐ і҆ꙋ́да и҆тѝ в̾ мѣ́сто своѐ. и҆ да́ша жре́бїѧ и҆́ма, и҆ падѐ жре́бїи на матѳе́ѧ, и҆ причте́нъ бы́сть ко є҆ди́номꙋ на́десѧте а҆пⷭ҇лꙋ. </text:span><text:span text:style-name="T1">коне́цъ, понедѣ́льникꙋ.</text:span></text:p>
      <text:p text:style-name="P1"><text:span text:style-name="T1">в̾ недѣ́лю, н҃. во́дни ѻ҆́ны, є҆гда̀ сконча́шасѧ꙳</text:span></text:p>
      <text:p text:style-name="P1"><text:span text:style-name="T1">зача́ло, г҃.</text:span><text:span text:style-name="T3"> [г҃] </text:span><text:span text:style-name="T1">И҆</text:span><text:span text:style-name="T3"> є҆гда̀ сконча́шасѧ </text:span><text:span text:style-name="T1">꙳</text:span><text:span text:style-name="T3"> дні́е </text:span><text:soft-page-break/><text:span text:style-name="T3">пѧтьдесѧ́тницы, бѣ́ша всѝ а҆пⷭ҇ли є҆динодꙋ́шно в̾кꙋ́пѣ. и҆ бы́сть внезаа́пꙋ с̾ нб҃сѐ шꙋ́мъ, ꙗ҆́кѡ носи́мꙋ дыха́нїю бꙋ́рнꙋ, и҆ и҆спо́лни ве́сь до́мъ и҆дѣ́же бѧ́хꙋ сѣдѧ́ще. и҆ ꙗ҆ви́шасѧ и҆́мъ раздѣле́ни ꙗ҆зы́цы ꙗ҆́кѡ ѻ҆́гнени. сѣ́де же на є҆ди́номъ кого́ждо и҆́хъ. и҆ и҆спо́лнишасѧ всѝ дх҃а ст҃а, и҆ нача́ша гл҃ати и҆нѣ́ми ꙗ҆зы́ки, ꙗ҆́коже дх҃ъ даѧ́ше и҆́мъ провѣщава́ти. бѧ́хꙋ же во і҆єрⷭ҇ли́мѣ живꙋ́ще і҆ꙋде́и мꙋ́жїе бл҃гоговѣ́йни, ѿ всегѡ̀ ꙗ҆зы́ка и҆́же под̾ нб҃се́мъ. бы́вшꙋ же гла́сꙋ семꙋ̀, сни́десѧ наро́дъ и҆ размѣси́сѧ, ꙗ҆́кѡ слы́шахꙋ є҆ди́ного кого́ждо свои́мъ ꙗ҆зы́комъ гл҃ющемъ и҆́мъ. дивлѧ́хꙋжесѧ всѝ, и҆ чꙋжда́хꙋсѧ, гл҃юще дрꙋ́гъ ко́ дрꙋгꙋ, несе́ли всѝ сі́и сꙋ́ть гл҃ющїи галиле́ане, и҆ ка́кѡ мы̀ слы́шимъ ко́ждо сво́имъ ꙗ҆зы́комъ на́шимъ, в̾ не́мже роди́хомсѧ, па́рфѧне и҆ ми́дѧне и҆ є҆лами́те, и҆ живꙋ́щїи междꙋ̀ рѣка́ма, во і҆ꙋде́и же и҆ каппадокі́и, въ по́нтѣ и҆ во а҆сі́и, во ѳригі́и же и҆ памфилі́и, во є҆ги́птѣ и҆ страна́хъ ливі́йскихъ, и҆́же по кирині́и. и҆ приходѧ́щїи ри́млѧне, і҆ꙋде́и же и҆ прише́льцы, кри́тѧне и҆ а҆ра́влѧне, слы́шимъ гл҃ющемъ и҆́мъ на́шими ꙗ҆зы́ки вели́чїѧ бж҃їѧ. </text:span><text:span text:style-name="T1">коне́цъ, н҃ цы. Д</text:span><text:span text:style-name="T3">ивлѧ́хꙋжесѧ всѝ и҆ недомышлѧ́хꙋ є҆ди́нъ ко </text:span><text:soft-page-break/><text:span text:style-name="T3">дрꙋго́мꙋ гл҃юще, что̀ ᲂу҆́бѡ хо́щетъ сѐ бы́ти; и҆ні́и же рꙋга́ющесѧ гл҃ахꙋ, ꙗ҆́кѡ вино́мъ и҆спо́лнени сꙋ́ть.</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edorovsk Unicode" svg:font-family="'Fedorovsk Unicod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rmologion Ucs" svg:font-family="'Irmologion Uc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9:40:20.044646971</meta:creation-date>
    <dc:date>2019-05-21T09:41:11.186620550</dc:date>
    <meta:editing-duration>PT51S</meta:editing-duration>
    <meta:editing-cycles>1</meta:editing-cycles>
    <meta:document-statistic meta:table-count="0" meta:image-count="0" meta:object-count="0" meta:page-count="5" meta:paragraph-count="10" meta:word-count="704" meta:character-count="4086" meta:non-whitespace-character-count="3392"/>
    <meta:generator>LibreOffice/6.0.7.3$Linux_X86_64 LibreOffice_project/00m0$Build-3</meta:generator>
  </office:meta>
</office:document-meta>
</file>